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3.95cm" svg:height="11.042cm" svg:x="1.467cm" svg:y="14.125cm">
            <draw:object draw:notify-on-update-of-ranges="Tabelle1.A9:Tabelle1.A10 Tabelle1.A10:Tabelle1.A30 Tabelle1.D9:Tabelle1.D9 Tabelle1.D10:Tabelle1.D30 Tabelle1.F9:Tabelle1.F9 Tabelle1.F10:Tabelle1.F30 Tabelle1.G9:Tabelle1.G9 Tabelle1.G10:Tabelle1.G30 Tabelle1.H9:Tabelle1.H9 Tabelle1.H10:Tabelle1.H30 Tabelle1.I9:Tabelle1.I9 Tabelle1.I10:Tabelle1.I30 Tabelle1.J9:Tabelle1.J9 Tabelle1.J10:Tabelle1.J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95cm" svg:height="11.042cm" svg:x="15.807cm" svg:y="14.106cm">
            <draw:object draw:notify-on-update-of-ranges="Tabelle1.F10:Tabelle1.F30 Tabelle1.D10:Tabelle1.D30 Tabelle1.I9:Tabelle1.J9 Tabelle1.J10:Tabelle1.J30 Tabelle1.I10:Tabelle1.I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ce1"/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start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end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maplog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exp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maplog2</text:p>
          </table:table-cell>
          <table:table-cell table:style-name="Default" office:value-type="float" office:value="0.6">
            <text:p>0,6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maplog3</text:p>
          </table:table-cell>
          <table:table-cell table:style-name="Default" table:formula="of:=[.B6]*2" office:value-type="float" office:value="1.2">
            <text:p>1,2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time</text:p>
          </table:table-cell>
          <table:table-cell table:style-name="Default" office:value-type="string">
            <text:p>tfac</text:p>
          </table:table-cell>
          <table:table-cell table:style-name="Default" office:value-type="string">
            <text:p>Lin-dir</text:p>
          </table:table-cell>
          <table:table-cell table:style-name="Default" office:value-type="string">
            <text:p>Lin</text:p>
          </table:table-cell>
          <table:table-cell table:style-name="Default" office:value-type="string">
            <text:p>Map-dir</text:p>
          </table:table-cell>
          <table:table-cell table:style-name="Default" office:value-type="string">
            <text:p>Map</text:p>
          </table:table-cell>
          <table:table-cell table:style-name="Default" office:value-type="string">
            <text:p>Exp-dir</text:p>
          </table:table-cell>
          <table:table-cell table:style-name="Default" office:value-type="string">
            <text:p>Exp</text:p>
          </table:table-cell>
          <table:table-cell table:style-name="Default" office:value-type="string">
            <text:p>Map2</text:p>
          </table:table-cell>
          <table:table-cell table:style-name="Default" office:value-type="string">
            <text:p>Map3</text:p>
          </table:table-cell>
        </table:table-row>
        <table:table-row table:style-name="ro1">
          <table:table-cell office:value-type="float" office:value="0">
            <text:p>0,00</text:p>
          </table:table-cell>
          <table:table-cell/>
          <table:table-cell table:formula="of:=([.$B$3]-[.$B$2])*[.$A10]+[.$B$2]" office:value-type="float" office:value="2">
            <text:p>2,00</text:p>
          </table:table-cell>
          <table:table-cell table:formula="of:=[.$B$2]" office:value-type="float" office:value="2">
            <text:p>2,00</text:p>
          </table:table-cell>
          <table:table-cell table:formula="of:=[.$B$2]-LOG(1-(1-[.$B$4]^([.$B$2]-[.$B$3]))*[.$A10])/LOG([.$B$4])" office:value-type="float" office:value="2">
            <text:p>2,00</text:p>
          </table:table-cell>
          <table:table-cell table:formula="of:=[.$B$2]" office:value-type="float" office:value="2">
            <text:p>2,00</text:p>
          </table:table-cell>
          <table:table-cell table:formula="of:=[.$B$2]*(1-[.$A10])^(1/[.$B$5])+[.$A10]^(1/[.$B$5])*[.$B$3]" office:value-type="float" office:value="2">
            <text:p>2,00</text:p>
          </table:table-cell>
          <table:table-cell table:formula="of:=[.$B$2]" office:value-type="float" office:value="2">
            <text:p>2,00</text:p>
          </table:table-cell>
          <table:table-cell table:formula="of:=[.$B$2]" office:value-type="float" office:value="2">
            <text:p>2,00</text:p>
          </table:table-cell>
          <table:table-cell table:formula="of:=[.$B$2]" office:value-type="float" office:value="2">
            <text:p>2,00</text:p>
          </table:table-cell>
        </table:table-row>
        <table:table-row table:style-name="ro1">
          <table:table-cell table:formula="of:=[.A10]+0.05" office:value-type="float" office:value="0.05">
            <text:p>0,05</text:p>
          </table:table-cell>
          <table:table-cell table:formula="of:=([.A11]-[.A10])/(1-[.A10])" office:value-type="float" office:value="0.05">
            <text:p>0,05</text:p>
          </table:table-cell>
          <table:table-cell table:formula="of:=([.$B$3]-[.$B$2])*[.$A11]+[.$B$2]" office:value-type="float" office:value="2.4">
            <text:p>2,40</text:p>
          </table:table-cell>
          <table:table-cell table:formula="of:=[.D10]+([.$B$3]-[.D10])*[.$B11]" office:value-type="float" office:value="2.4">
            <text:p>2,40</text:p>
          </table:table-cell>
          <table:table-cell table:formula="of:=[.$B$2]-LOG(1-(1-[.$B$4]^([.$B$2]-[.$B$3]))*[.$A11])/LOG([.$B$4])" office:value-type="float" office:value="2.07370400521889">
            <text:p>2,07</text:p>
          </table:table-cell>
          <table:table-cell table:formula="of:=[.F10]-LOG(1-(1-[.$B$4]^([.F10]-[.$B$3]))*[.$B11])/LOG([.$B$4])" office:value-type="float" office:value="2.07370400521889">
            <text:p>2,07</text:p>
          </table:table-cell>
          <table:table-cell table:formula="of:=[.$B$2]*(1-[.$A11])^(1/[.$B$5])+[.$A11]^(1/[.$B$5])*[.$B$3]" office:value-type="float" office:value="2.4">
            <text:p>2,40</text:p>
          </table:table-cell>
          <table:table-cell table:formula="of:=[.H10]*((1-[.$A11])/(1-[.$A10]))^(1/[.$B$5])+[.$B$3]*(([.$A11]-[.$A10])/(1-[.$A10]))^(1/[.$B$5])" office:value-type="float" office:value="2.4">
            <text:p>2,40</text:p>
          </table:table-cell>
          <table:table-cell table:formula="of:=[.I10]-LOG(1-(1-[.$B$6]^([.I10]-[.$B$3]))*[.$B11])/LOG([.$B$6])" office:value-type="float" office:value="4.67771003924451">
            <text:p>4,68</text:p>
          </table:table-cell>
          <table:table-cell table:formula="of:=[.J10]-LOG(1-(1-[.$B$7]^([.J10]-[.$B$3]))*[.$B11])/LOG([.$B$7])" office:value-type="float" office:value="2.21460533888002">
            <text:p>2,21</text:p>
          </table:table-cell>
        </table:table-row>
        <table:table-row table:style-name="ro1">
          <table:table-cell table:formula="of:=[.A11]+0.05" office:value-type="float" office:value="0.1">
            <text:p>0,10</text:p>
          </table:table-cell>
          <table:table-cell table:formula="of:=([.A12]-[.A11])/(1-[.A11])" office:value-type="float" office:value="0.0526315789473684">
            <text:p>0,05</text:p>
          </table:table-cell>
          <table:table-cell table:formula="of:=([.$B$3]-[.$B$2])*[.$A12]+[.$B$2]" office:value-type="float" office:value="2.8">
            <text:p>2,80</text:p>
          </table:table-cell>
          <table:table-cell table:formula="of:=[.D11]+([.$B$3]-[.D11])*[.$B12]" office:value-type="float" office:value="2.8">
            <text:p>2,80</text:p>
          </table:table-cell>
          <table:table-cell table:formula="of:=[.$B$2]-LOG(1-(1-[.$B$4]^([.$B$2]-[.$B$3]))*[.$A12])/LOG([.$B$4])" office:value-type="float" office:value="2.15137705957066">
            <text:p>2,15</text:p>
          </table:table-cell>
          <table:table-cell table:formula="of:=[.F11]-LOG(1-(1-[.$B$4]^([.F11]-[.$B$3]))*[.$B12])/LOG([.$B$4])" office:value-type="float" office:value="2.15137705957066">
            <text:p>2,15</text:p>
          </table:table-cell>
          <table:table-cell table:formula="of:=[.$B$2]*(1-[.$A12])^(1/[.$B$5])+[.$A12]^(1/[.$B$5])*[.$B$3]" office:value-type="float" office:value="2.8">
            <text:p>2,80</text:p>
          </table:table-cell>
          <table:table-cell table:formula="of:=[.H11]*((1-[.$A12])/(1-[.$A11]))^(1/[.$B$5])+[.$B$3]*(([.$A12]-[.$A11])/(1-[.$A11]))^(1/[.$B$5])" office:value-type="float" office:value="2.8">
            <text:p>2,80</text:p>
          </table:table-cell>
          <table:table-cell table:formula="of:=[.I11]-LOG(1-(1-[.$B$6]^([.I11]-[.$B$3]))*[.$B12])/LOG([.$B$6])" office:value-type="float" office:value="5.76800744300212">
            <text:p>5,77</text:p>
          </table:table-cell>
          <table:table-cell table:formula="of:=[.J11]-LOG(1-(1-[.$B$7]^([.J11]-[.$B$3]))*[.$B12])/LOG([.$B$7])" office:value-type="float" office:value="2.43795071264026">
            <text:p>2,44</text:p>
          </table:table-cell>
        </table:table-row>
        <table:table-row table:style-name="ro1">
          <table:table-cell table:formula="of:=[.A12]+0.05" office:value-type="float" office:value="0.15">
            <text:p>0,15</text:p>
          </table:table-cell>
          <table:table-cell table:formula="of:=([.A13]-[.A12])/(1-[.A12])" office:value-type="float" office:value="0.0555555555555556">
            <text:p>0,06</text:p>
          </table:table-cell>
          <table:table-cell table:formula="of:=([.$B$3]-[.$B$2])*[.$A13]+[.$B$2]" office:value-type="float" office:value="3.2">
            <text:p>3,20</text:p>
          </table:table-cell>
          <table:table-cell table:formula="of:=[.D12]+([.$B$3]-[.D12])*[.$B13]" office:value-type="float" office:value="3.2">
            <text:p>3,20</text:p>
          </table:table-cell>
          <table:table-cell table:formula="of:=[.$B$2]-LOG(1-(1-[.$B$4]^([.$B$2]-[.$B$3]))*[.$A13])/LOG([.$B$4])" office:value-type="float" office:value="2.23347109140114">
            <text:p>2,23</text:p>
          </table:table-cell>
          <table:table-cell table:formula="of:=[.F12]-LOG(1-(1-[.$B$4]^([.F12]-[.$B$3]))*[.$B13])/LOG([.$B$4])" office:value-type="float" office:value="2.23347109140114">
            <text:p>2,23</text:p>
          </table:table-cell>
          <table:table-cell table:formula="of:=[.$B$2]*(1-[.$A13])^(1/[.$B$5])+[.$A13]^(1/[.$B$5])*[.$B$3]" office:value-type="float" office:value="3.2">
            <text:p>3,20</text:p>
          </table:table-cell>
          <table:table-cell table:formula="of:=[.H12]*((1-[.$A13])/(1-[.$A12]))^(1/[.$B$5])+[.$B$3]*(([.$A13]-[.$A12])/(1-[.$A12]))^(1/[.$B$5])" office:value-type="float" office:value="3.2">
            <text:p>3,20</text:p>
          </table:table-cell>
          <table:table-cell table:formula="of:=[.I12]-LOG(1-(1-[.$B$6]^([.I12]-[.$B$3]))*[.$B13])/LOG([.$B$6])" office:value-type="float" office:value="6.46414984962511">
            <text:p>6,46</text:p>
          </table:table-cell>
          <table:table-cell table:formula="of:=[.J12]-LOG(1-(1-[.$B$7]^([.J12]-[.$B$3]))*[.$B13])/LOG([.$B$7])" office:value-type="float" office:value="2.67077835106631">
            <text:p>2,67</text:p>
          </table:table-cell>
        </table:table-row>
        <table:table-row table:style-name="ro1">
          <table:table-cell table:formula="of:=[.A13]+0.05" office:value-type="float" office:value="0.2">
            <text:p>0,20</text:p>
          </table:table-cell>
          <table:table-cell table:formula="of:=([.A14]-[.A13])/(1-[.A13])" office:value-type="float" office:value="0.0588235294117647">
            <text:p>0,06</text:p>
          </table:table-cell>
          <table:table-cell table:formula="of:=([.$B$3]-[.$B$2])*[.$A14]+[.$B$2]" office:value-type="float" office:value="3.6">
            <text:p>3,60</text:p>
          </table:table-cell>
          <table:table-cell table:formula="of:=[.D13]+([.$B$3]-[.D13])*[.$B14]" office:value-type="float" office:value="3.6">
            <text:p>3,60</text:p>
          </table:table-cell>
          <table:table-cell table:formula="of:=[.$B$2]-LOG(1-(1-[.$B$4]^([.$B$2]-[.$B$3]))*[.$A14])/LOG([.$B$4])" office:value-type="float" office:value="2.32051990049455">
            <text:p>2,32</text:p>
          </table:table-cell>
          <table:table-cell table:formula="of:=[.F13]-LOG(1-(1-[.$B$4]^([.F13]-[.$B$3]))*[.$B14])/LOG([.$B$4])" office:value-type="float" office:value="2.32051990049455">
            <text:p>2,32</text:p>
          </table:table-cell>
          <table:table-cell table:formula="of:=[.$B$2]*(1-[.$A14])^(1/[.$B$5])+[.$A14]^(1/[.$B$5])*[.$B$3]" office:value-type="float" office:value="3.6">
            <text:p>3,60</text:p>
          </table:table-cell>
          <table:table-cell table:formula="of:=[.H13]*((1-[.$A14])/(1-[.$A13]))^(1/[.$B$5])+[.$B$3]*(([.$A14]-[.$A13])/(1-[.$A13]))^(1/[.$B$5])" office:value-type="float" office:value="3.6">
            <text:p>3,60</text:p>
          </table:table-cell>
          <table:table-cell table:formula="of:=[.I13]-LOG(1-(1-[.$B$6]^([.I13]-[.$B$3]))*[.$B14])/LOG([.$B$6])" office:value-type="float" office:value="6.97663187336595">
            <text:p>6,98</text:p>
          </table:table-cell>
          <table:table-cell table:formula="of:=[.J13]-LOG(1-(1-[.$B$7]^([.J13]-[.$B$3]))*[.$B14])/LOG([.$B$7])" office:value-type="float" office:value="2.91392924135635">
            <text:p>2,91</text:p>
          </table:table-cell>
        </table:table-row>
        <table:table-row table:style-name="ro1">
          <table:table-cell table:formula="of:=[.A14]+0.05" office:value-type="float" office:value="0.25">
            <text:p>0,25</text:p>
          </table:table-cell>
          <table:table-cell table:formula="of:=([.A15]-[.A14])/(1-[.A14])" office:value-type="float" office:value="0.0625">
            <text:p>0,06</text:p>
          </table:table-cell>
          <table:table-cell table:formula="of:=([.$B$3]-[.$B$2])*[.$A15]+[.$B$2]" office:value-type="float" office:value="4">
            <text:p>4,00</text:p>
          </table:table-cell>
          <table:table-cell table:formula="of:=[.D14]+([.$B$3]-[.D14])*[.$B15]" office:value-type="float" office:value="4">
            <text:p>4,00</text:p>
          </table:table-cell>
          <table:table-cell table:formula="of:=[.$B$2]-LOG(1-(1-[.$B$4]^([.$B$2]-[.$B$3]))*[.$A15])/LOG([.$B$4])" office:value-type="float" office:value="2.41316021203817">
            <text:p>2,41</text:p>
          </table:table-cell>
          <table:table-cell table:formula="of:=[.F14]-LOG(1-(1-[.$B$4]^([.F14]-[.$B$3]))*[.$B15])/LOG([.$B$4])" office:value-type="float" office:value="2.41316021203817">
            <text:p>2,41</text:p>
          </table:table-cell>
          <table:table-cell table:formula="of:=[.$B$2]*(1-[.$A15])^(1/[.$B$5])+[.$A15]^(1/[.$B$5])*[.$B$3]" office:value-type="float" office:value="4">
            <text:p>4,00</text:p>
          </table:table-cell>
          <table:table-cell table:formula="of:=[.H14]*((1-[.$A15])/(1-[.$A14]))^(1/[.$B$5])+[.$B$3]*(([.$A15]-[.$A14])/(1-[.$A14]))^(1/[.$B$5])" office:value-type="float" office:value="4">
            <text:p>4,00</text:p>
          </table:table-cell>
          <table:table-cell table:formula="of:=[.I14]-LOG(1-(1-[.$B$6]^([.I14]-[.$B$3]))*[.$B15])/LOG([.$B$6])" office:value-type="float" office:value="7.38240561511712">
            <text:p>7,38</text:p>
          </table:table-cell>
          <table:table-cell table:formula="of:=[.J14]-LOG(1-(1-[.$B$7]^([.J14]-[.$B$3]))*[.$B15])/LOG([.$B$7])" office:value-type="float" office:value="3.16836146474952">
            <text:p>3,17</text:p>
          </table:table-cell>
        </table:table-row>
        <table:table-row table:style-name="ro1">
          <table:table-cell table:formula="of:=[.A15]+0.05" office:value-type="float" office:value="0.3">
            <text:p>0,30</text:p>
          </table:table-cell>
          <table:table-cell table:formula="of:=([.A16]-[.A15])/(1-[.A15])" office:value-type="float" office:value="0.0666666666666667">
            <text:p>0,07</text:p>
          </table:table-cell>
          <table:table-cell table:formula="of:=([.$B$3]-[.$B$2])*[.$A16]+[.$B$2]" office:value-type="float" office:value="4.4">
            <text:p>4,40</text:p>
          </table:table-cell>
          <table:table-cell table:formula="of:=[.D15]+([.$B$3]-[.D15])*[.$B16]" office:value-type="float" office:value="4.4">
            <text:p>4,40</text:p>
          </table:table-cell>
          <table:table-cell table:formula="of:=[.$B$2]-LOG(1-(1-[.$B$4]^([.$B$2]-[.$B$3]))*[.$A16])/LOG([.$B$4])" office:value-type="float" office:value="2.51215996617695">
            <text:p>2,51</text:p>
          </table:table-cell>
          <table:table-cell table:formula="of:=[.F15]-LOG(1-(1-[.$B$4]^([.F15]-[.$B$3]))*[.$B16])/LOG([.$B$4])" office:value-type="float" office:value="2.51215996617695">
            <text:p>2,51</text:p>
          </table:table-cell>
          <table:table-cell table:formula="of:=[.$B$2]*(1-[.$A16])^(1/[.$B$5])+[.$A16]^(1/[.$B$5])*[.$B$3]" office:value-type="float" office:value="4.4">
            <text:p>4,40</text:p>
          </table:table-cell>
          <table:table-cell table:formula="of:=[.H15]*((1-[.$A16])/(1-[.$A15]))^(1/[.$B$5])+[.$B$3]*(([.$A16]-[.$A15])/(1-[.$A15]))^(1/[.$B$5])" office:value-type="float" office:value="4.4">
            <text:p>4,40</text:p>
          </table:table-cell>
          <table:table-cell table:formula="of:=[.I15]-LOG(1-(1-[.$B$6]^([.I15]-[.$B$3]))*[.$B16])/LOG([.$B$6])" office:value-type="float" office:value="7.7183402989594">
            <text:p>7,72</text:p>
          </table:table-cell>
          <table:table-cell table:formula="of:=[.J15]-LOG(1-(1-[.$B$7]^([.J15]-[.$B$3]))*[.$B16])/LOG([.$B$7])" office:value-type="float" office:value="3.43517299697677">
            <text:p>3,44</text:p>
          </table:table-cell>
        </table:table-row>
        <table:table-row table:style-name="ro1">
          <table:table-cell table:formula="of:=[.A16]+0.05" office:value-type="float" office:value="0.35">
            <text:p>0,35</text:p>
          </table:table-cell>
          <table:table-cell table:formula="of:=([.A17]-[.A16])/(1-[.A16])" office:value-type="float" office:value="0.0714285714285714">
            <text:p>0,07</text:p>
          </table:table-cell>
          <table:table-cell table:formula="of:=([.$B$3]-[.$B$2])*[.$A17]+[.$B$2]" office:value-type="float" office:value="4.8">
            <text:p>4,80</text:p>
          </table:table-cell>
          <table:table-cell table:formula="of:=[.D16]+([.$B$3]-[.D16])*[.$B17]" office:value-type="float" office:value="4.8">
            <text:p>4,80</text:p>
          </table:table-cell>
          <table:table-cell table:formula="of:=[.$B$2]-LOG(1-(1-[.$B$4]^([.$B$2]-[.$B$3]))*[.$A17])/LOG([.$B$4])" office:value-type="float" office:value="2.61845704881541">
            <text:p>2,62</text:p>
          </table:table-cell>
          <table:table-cell table:formula="of:=[.F16]-LOG(1-(1-[.$B$4]^([.F16]-[.$B$3]))*[.$B17])/LOG([.$B$4])" office:value-type="float" office:value="2.61845704881542">
            <text:p>2,62</text:p>
          </table:table-cell>
          <table:table-cell table:formula="of:=[.$B$2]*(1-[.$A17])^(1/[.$B$5])+[.$A17]^(1/[.$B$5])*[.$B$3]" office:value-type="float" office:value="4.8">
            <text:p>4,80</text:p>
          </table:table-cell>
          <table:table-cell table:formula="of:=[.H16]*((1-[.$A17])/(1-[.$A16]))^(1/[.$B$5])+[.$B$3]*(([.$A17]-[.$A16])/(1-[.$A16]))^(1/[.$B$5])" office:value-type="float" office:value="4.8">
            <text:p>4,80</text:p>
          </table:table-cell>
          <table:table-cell table:formula="of:=[.I16]-LOG(1-(1-[.$B$6]^([.I16]-[.$B$3]))*[.$B17])/LOG([.$B$6])" office:value-type="float" office:value="8.00498287453453">
            <text:p>8,00</text:p>
          </table:table-cell>
          <table:table-cell table:formula="of:=[.J16]-LOG(1-(1-[.$B$7]^([.J16]-[.$B$3]))*[.$B17])/LOG([.$B$7])" office:value-type="float" office:value="3.71563034356375">
            <text:p>3,72</text:p>
          </table:table-cell>
        </table:table-row>
        <table:table-row table:style-name="ro1">
          <table:table-cell table:formula="of:=[.A17]+0.05" office:value-type="float" office:value="0.4">
            <text:p>0,40</text:p>
          </table:table-cell>
          <table:table-cell table:formula="of:=([.A18]-[.A17])/(1-[.A17])" office:value-type="float" office:value="0.0769230769230769">
            <text:p>0,08</text:p>
          </table:table-cell>
          <table:table-cell table:formula="of:=([.$B$3]-[.$B$2])*[.$A18]+[.$B$2]" office:value-type="float" office:value="5.2">
            <text:p>5,20</text:p>
          </table:table-cell>
          <table:table-cell table:formula="of:=[.D17]+([.$B$3]-[.D17])*[.$B18]" office:value-type="float" office:value="5.2">
            <text:p>5,20</text:p>
          </table:table-cell>
          <table:table-cell table:formula="of:=[.$B$2]-LOG(1-(1-[.$B$4]^([.$B$2]-[.$B$3]))*[.$A18])/LOG([.$B$4])" office:value-type="float" office:value="2.7332134593051">
            <text:p>2,73</text:p>
          </table:table-cell>
          <table:table-cell table:formula="of:=[.F17]-LOG(1-(1-[.$B$4]^([.F17]-[.$B$3]))*[.$B18])/LOG([.$B$4])" office:value-type="float" office:value="2.7332134593051">
            <text:p>2,73</text:p>
          </table:table-cell>
          <table:table-cell table:formula="of:=[.$B$2]*(1-[.$A18])^(1/[.$B$5])+[.$A18]^(1/[.$B$5])*[.$B$3]" office:value-type="float" office:value="5.2">
            <text:p>5,20</text:p>
          </table:table-cell>
          <table:table-cell table:formula="of:=[.H17]*((1-[.$A18])/(1-[.$A17]))^(1/[.$B$5])+[.$B$3]*(([.$A18]-[.$A17])/(1-[.$A17]))^(1/[.$B$5])" office:value-type="float" office:value="5.2">
            <text:p>5,20</text:p>
          </table:table-cell>
          <table:table-cell table:formula="of:=[.I17]-LOG(1-(1-[.$B$6]^([.I17]-[.$B$3]))*[.$B18])/LOG([.$B$6])" office:value-type="float" office:value="8.25496491693919">
            <text:p>8,25</text:p>
          </table:table-cell>
          <table:table-cell table:formula="of:=[.J17]-LOG(1-(1-[.$B$7]^([.J17]-[.$B$3]))*[.$B18])/LOG([.$B$7])" office:value-type="float" office:value="4.01120489893092">
            <text:p>4,01</text:p>
          </table:table-cell>
        </table:table-row>
        <table:table-row table:style-name="ro1">
          <table:table-cell table:formula="of:=[.A18]+0.05" office:value-type="float" office:value="0.45">
            <text:p>0,45</text:p>
          </table:table-cell>
          <table:table-cell table:formula="of:=([.A19]-[.A18])/(1-[.A18])" office:value-type="float" office:value="0.0833333333333333">
            <text:p>0,08</text:p>
          </table:table-cell>
          <table:table-cell table:formula="of:=([.$B$3]-[.$B$2])*[.$A19]+[.$B$2]" office:value-type="float" office:value="5.6">
            <text:p>5,60</text:p>
          </table:table-cell>
          <table:table-cell table:formula="of:=[.D18]+([.$B$3]-[.D18])*[.$B19]" office:value-type="float" office:value="5.6">
            <text:p>5,60</text:p>
          </table:table-cell>
          <table:table-cell table:formula="of:=[.$B$2]-LOG(1-(1-[.$B$4]^([.$B$2]-[.$B$3]))*[.$A19])/LOG([.$B$4])" office:value-type="float" office:value="2.85789294269745">
            <text:p>2,86</text:p>
          </table:table-cell>
          <table:table-cell table:formula="of:=[.F18]-LOG(1-(1-[.$B$4]^([.F18]-[.$B$3]))*[.$B19])/LOG([.$B$4])" office:value-type="float" office:value="2.85789294269745">
            <text:p>2,86</text:p>
          </table:table-cell>
          <table:table-cell table:formula="of:=[.$B$2]*(1-[.$A19])^(1/[.$B$5])+[.$A19]^(1/[.$B$5])*[.$B$3]" office:value-type="float" office:value="5.6">
            <text:p>5,60</text:p>
          </table:table-cell>
          <table:table-cell table:formula="of:=[.H18]*((1-[.$A19])/(1-[.$A18]))^(1/[.$B$5])+[.$B$3]*(([.$A19]-[.$A18])/(1-[.$A18]))^(1/[.$B$5])" office:value-type="float" office:value="5.6">
            <text:p>5,60</text:p>
          </table:table-cell>
          <table:table-cell table:formula="of:=[.I18]-LOG(1-(1-[.$B$6]^([.I18]-[.$B$3]))*[.$B19])/LOG([.$B$6])" office:value-type="float" office:value="8.47660944857746">
            <text:p>8,48</text:p>
          </table:table-cell>
          <table:table-cell table:formula="of:=[.J18]-LOG(1-(1-[.$B$7]^([.J18]-[.$B$3]))*[.$B19])/LOG([.$B$7])" office:value-type="float" office:value="4.32361967256608">
            <text:p>4,32</text:p>
          </table:table-cell>
        </table:table-row>
        <table:table-row table:style-name="ro1">
          <table:table-cell table:formula="of:=[.A19]+0.05" office:value-type="float" office:value="0.5">
            <text:p>0,50</text:p>
          </table:table-cell>
          <table:table-cell table:formula="of:=([.A20]-[.A19])/(1-[.A19])" office:value-type="float" office:value="0.0909090909090909">
            <text:p>0,09</text:p>
          </table:table-cell>
          <table:table-cell table:formula="of:=([.$B$3]-[.$B$2])*[.$A20]+[.$B$2]" office:value-type="float" office:value="6">
            <text:p>6,00</text:p>
          </table:table-cell>
          <table:table-cell table:formula="of:=[.D19]+([.$B$3]-[.D19])*[.$B20]" office:value-type="float" office:value="6">
            <text:p>6,00</text:p>
          </table:table-cell>
          <table:table-cell table:formula="of:=[.$B$2]-LOG(1-(1-[.$B$4]^([.$B$2]-[.$B$3]))*[.$A20])/LOG([.$B$4])" office:value-type="float" office:value="2.99437545080612">
            <text:p>2,99</text:p>
          </table:table-cell>
          <table:table-cell table:formula="of:=[.F19]-LOG(1-(1-[.$B$4]^([.F19]-[.$B$3]))*[.$B20])/LOG([.$B$4])" office:value-type="float" office:value="2.99437545080612">
            <text:p>2,99</text:p>
          </table:table-cell>
          <table:table-cell table:formula="of:=[.$B$2]*(1-[.$A20])^(1/[.$B$5])+[.$A20]^(1/[.$B$5])*[.$B$3]" office:value-type="float" office:value="6">
            <text:p>6,00</text:p>
          </table:table-cell>
          <table:table-cell table:formula="of:=[.H19]*((1-[.$A20])/(1-[.$A19]))^(1/[.$B$5])+[.$B$3]*(([.$A20]-[.$A19])/(1-[.$A19]))^(1/[.$B$5])" office:value-type="float" office:value="6">
            <text:p>6,00</text:p>
          </table:table-cell>
          <table:table-cell table:formula="of:=[.I19]-LOG(1-(1-[.$B$6]^([.I19]-[.$B$3]))*[.$B20])/LOG([.$B$6])" office:value-type="float" office:value="8.67569189023735">
            <text:p>8,68</text:p>
          </table:table-cell>
          <table:table-cell table:formula="of:=[.J19]-LOG(1-(1-[.$B$7]^([.J19]-[.$B$3]))*[.$B20])/LOG([.$B$7])" office:value-type="float" office:value="4.65491014507939">
            <text:p>4,65</text:p>
          </table:table-cell>
        </table:table-row>
        <table:table-row table:style-name="ro1">
          <table:table-cell table:formula="of:=[.A20]+0.05" office:value-type="float" office:value="0.55">
            <text:p>0,55</text:p>
          </table:table-cell>
          <table:table-cell table:formula="of:=([.A21]-[.A20])/(1-[.A20])" office:value-type="float" office:value="0.1">
            <text:p>0,10</text:p>
          </table:table-cell>
          <table:table-cell table:formula="of:=([.$B$3]-[.$B$2])*[.$A21]+[.$B$2]" office:value-type="float" office:value="6.4">
            <text:p>6,40</text:p>
          </table:table-cell>
          <table:table-cell table:formula="of:=[.D20]+([.$B$3]-[.D20])*[.$B21]" office:value-type="float" office:value="6.4">
            <text:p>6,40</text:p>
          </table:table-cell>
          <table:table-cell table:formula="of:=[.$B$2]-LOG(1-(1-[.$B$4]^([.$B$2]-[.$B$3]))*[.$A21])/LOG([.$B$4])" office:value-type="float" office:value="3.14513161673976">
            <text:p>3,15</text:p>
          </table:table-cell>
          <table:table-cell table:formula="of:=[.F20]-LOG(1-(1-[.$B$4]^([.F20]-[.$B$3]))*[.$B21])/LOG([.$B$4])" office:value-type="float" office:value="3.14513161673976">
            <text:p>3,15</text:p>
          </table:table-cell>
          <table:table-cell table:formula="of:=[.$B$2]*(1-[.$A21])^(1/[.$B$5])+[.$A21]^(1/[.$B$5])*[.$B$3]" office:value-type="float" office:value="6.4">
            <text:p>6,40</text:p>
          </table:table-cell>
          <table:table-cell table:formula="of:=[.H20]*((1-[.$A21])/(1-[.$A20]))^(1/[.$B$5])+[.$B$3]*(([.$A21]-[.$A20])/(1-[.$A20]))^(1/[.$B$5])" office:value-type="float" office:value="6.4">
            <text:p>6,40</text:p>
          </table:table-cell>
          <table:table-cell table:formula="of:=[.I20]-LOG(1-(1-[.$B$6]^([.I20]-[.$B$3]))*[.$B21])/LOG([.$B$6])" office:value-type="float" office:value="8.85638419420618">
            <text:p>8,86</text:p>
          </table:table-cell>
          <table:table-cell table:formula="of:=[.J20]-LOG(1-(1-[.$B$7]^([.J20]-[.$B$3]))*[.$B21])/LOG([.$B$7])" office:value-type="float" office:value="5.00750471349106">
            <text:p>5,01</text:p>
          </table:table-cell>
        </table:table-row>
        <table:table-row table:style-name="ro1">
          <table:table-cell table:formula="of:=[.A21]+0.05" office:value-type="float" office:value="0.6">
            <text:p>0,60</text:p>
          </table:table-cell>
          <table:table-cell table:formula="of:=([.A22]-[.A21])/(1-[.A21])" office:value-type="float" office:value="0.111111111111111">
            <text:p>0,11</text:p>
          </table:table-cell>
          <table:table-cell table:formula="of:=([.$B$3]-[.$B$2])*[.$A22]+[.$B$2]" office:value-type="float" office:value="6.8">
            <text:p>6,80</text:p>
          </table:table-cell>
          <table:table-cell table:formula="of:=[.D21]+([.$B$3]-[.D21])*[.$B22]" office:value-type="float" office:value="6.8">
            <text:p>6,80</text:p>
          </table:table-cell>
          <table:table-cell table:formula="of:=[.$B$2]-LOG(1-(1-[.$B$4]^([.$B$2]-[.$B$3]))*[.$A22])/LOG([.$B$4])" office:value-type="float" office:value="3.31349947281678">
            <text:p>3,31</text:p>
          </table:table-cell>
          <table:table-cell table:formula="of:=[.F21]-LOG(1-(1-[.$B$4]^([.F21]-[.$B$3]))*[.$B22])/LOG([.$B$4])" office:value-type="float" office:value="3.31349947281678">
            <text:p>3,31</text:p>
          </table:table-cell>
          <table:table-cell table:formula="of:=[.$B$2]*(1-[.$A22])^(1/[.$B$5])+[.$A22]^(1/[.$B$5])*[.$B$3]" office:value-type="float" office:value="6.8">
            <text:p>6,80</text:p>
          </table:table-cell>
          <table:table-cell table:formula="of:=[.H21]*((1-[.$A22])/(1-[.$A21]))^(1/[.$B$5])+[.$B$3]*(([.$A22]-[.$A21])/(1-[.$A21]))^(1/[.$B$5])" office:value-type="float" office:value="6.8">
            <text:p>6,80</text:p>
          </table:table-cell>
          <table:table-cell table:formula="of:=[.I21]-LOG(1-(1-[.$B$6]^([.I21]-[.$B$3]))*[.$B22])/LOG([.$B$6])" office:value-type="float" office:value="9.02179846163469">
            <text:p>9,02</text:p>
          </table:table-cell>
          <table:table-cell table:formula="of:=[.J21]-LOG(1-(1-[.$B$7]^([.J21]-[.$B$3]))*[.$B22])/LOG([.$B$7])" office:value-type="float" office:value="5.3843328163845">
            <text:p>5,38</text:p>
          </table:table-cell>
        </table:table-row>
        <table:table-row table:style-name="ro1">
          <table:table-cell table:formula="of:=[.A22]+0.05" office:value-type="float" office:value="0.65">
            <text:p>0,65</text:p>
          </table:table-cell>
          <table:table-cell table:formula="of:=([.A23]-[.A22])/(1-[.A22])" office:value-type="float" office:value="0.125">
            <text:p>0,13</text:p>
          </table:table-cell>
          <table:table-cell table:formula="of:=([.$B$3]-[.$B$2])*[.$A23]+[.$B$2]" office:value-type="float" office:value="7.2">
            <text:p>7,20</text:p>
          </table:table-cell>
          <table:table-cell table:formula="of:=[.D22]+([.$B$3]-[.D22])*[.$B23]" office:value-type="float" office:value="7.2">
            <text:p>7,20</text:p>
          </table:table-cell>
          <table:table-cell table:formula="of:=[.$B$2]-LOG(1-(1-[.$B$4]^([.$B$2]-[.$B$3]))*[.$A23])/LOG([.$B$4])" office:value-type="float" office:value="3.50414497311283">
            <text:p>3,50</text:p>
          </table:table-cell>
          <table:table-cell table:formula="of:=[.F22]-LOG(1-(1-[.$B$4]^([.F22]-[.$B$3]))*[.$B23])/LOG([.$B$4])" office:value-type="float" office:value="3.50414497311283">
            <text:p>3,50</text:p>
          </table:table-cell>
          <table:table-cell table:formula="of:=[.$B$2]*(1-[.$A23])^(1/[.$B$5])+[.$A23]^(1/[.$B$5])*[.$B$3]" office:value-type="float" office:value="7.2">
            <text:p>7,20</text:p>
          </table:table-cell>
          <table:table-cell table:formula="of:=[.H22]*((1-[.$A23])/(1-[.$A22]))^(1/[.$B$5])+[.$B$3]*(([.$A23]-[.$A22])/(1-[.$A22]))^(1/[.$B$5])" office:value-type="float" office:value="7.2">
            <text:p>7,20</text:p>
          </table:table-cell>
          <table:table-cell table:formula="of:=[.I22]-LOG(1-(1-[.$B$6]^([.I22]-[.$B$3]))*[.$B23])/LOG([.$B$6])" office:value-type="float" office:value="9.17431807815671">
            <text:p>9,17</text:p>
          </table:table-cell>
          <table:table-cell table:formula="of:=[.J22]-LOG(1-(1-[.$B$7]^([.J22]-[.$B$3]))*[.$B23])/LOG([.$B$7])" office:value-type="float" office:value="5.78897301810976">
            <text:p>5,79</text:p>
          </table:table-cell>
        </table:table-row>
        <table:table-row table:style-name="ro1">
          <table:table-cell table:formula="of:=[.A23]+0.05" office:value-type="float" office:value="0.7">
            <text:p>0,70</text:p>
          </table:table-cell>
          <table:table-cell table:formula="of:=([.A24]-[.A23])/(1-[.A23])" office:value-type="float" office:value="0.142857142857143">
            <text:p>0,14</text:p>
          </table:table-cell>
          <table:table-cell table:formula="of:=([.$B$3]-[.$B$2])*[.$A24]+[.$B$2]" office:value-type="float" office:value="7.6">
            <text:p>7,60</text:p>
          </table:table-cell>
          <table:table-cell table:formula="of:=[.D23]+([.$B$3]-[.D23])*[.$B24]" office:value-type="float" office:value="7.6">
            <text:p>7,60</text:p>
          </table:table-cell>
          <table:table-cell table:formula="of:=[.$B$2]-LOG(1-(1-[.$B$4]^([.$B$2]-[.$B$3]))*[.$A24])/LOG([.$B$4])" office:value-type="float" office:value="3.72387559472576">
            <text:p>3,72</text:p>
          </table:table-cell>
          <table:table-cell table:formula="of:=[.F23]-LOG(1-(1-[.$B$4]^([.F23]-[.$B$3]))*[.$B24])/LOG([.$B$4])" office:value-type="float" office:value="3.72387559472576">
            <text:p>3,72</text:p>
          </table:table-cell>
          <table:table-cell table:formula="of:=[.$B$2]*(1-[.$A24])^(1/[.$B$5])+[.$A24]^(1/[.$B$5])*[.$B$3]" office:value-type="float" office:value="7.6">
            <text:p>7,60</text:p>
          </table:table-cell>
          <table:table-cell table:formula="of:=[.H23]*((1-[.$A24])/(1-[.$A23]))^(1/[.$B$5])+[.$B$3]*(([.$A24]-[.$A23])/(1-[.$A23]))^(1/[.$B$5])" office:value-type="float" office:value="7.6">
            <text:p>7,60</text:p>
          </table:table-cell>
          <table:table-cell table:formula="of:=[.I23]-LOG(1-(1-[.$B$6]^([.I23]-[.$B$3]))*[.$B24])/LOG([.$B$6])" office:value-type="float" office:value="9.31580884379829">
            <text:p>9,32</text:p>
          </table:table-cell>
          <table:table-cell table:formula="of:=[.J23]-LOG(1-(1-[.$B$7]^([.J23]-[.$B$3]))*[.$B24])/LOG([.$B$7])" office:value-type="float" office:value="6.22586019730253">
            <text:p>6,23</text:p>
          </table:table-cell>
        </table:table-row>
        <table:table-row table:style-name="ro1">
          <table:table-cell table:formula="of:=[.A24]+0.05" office:value-type="float" office:value="0.75">
            <text:p>0,75</text:p>
          </table:table-cell>
          <table:table-cell table:formula="of:=([.A25]-[.A24])/(1-[.A24])" office:value-type="float" office:value="0.166666666666667">
            <text:p>0,17</text:p>
          </table:table-cell>
          <table:table-cell table:formula="of:=([.$B$3]-[.$B$2])*[.$A25]+[.$B$2]" office:value-type="float" office:value="8">
            <text:p>8,00</text:p>
          </table:table-cell>
          <table:table-cell table:formula="of:=[.D24]+([.$B$3]-[.D24])*[.$B25]" office:value-type="float" office:value="8">
            <text:p>8,00</text:p>
          </table:table-cell>
          <table:table-cell table:formula="of:=[.$B$2]-LOG(1-(1-[.$B$4]^([.$B$2]-[.$B$3]))*[.$A25])/LOG([.$B$4])" office:value-type="float" office:value="3.98319171231345">
            <text:p>3,98</text:p>
          </table:table-cell>
          <table:table-cell table:formula="of:=[.F24]-LOG(1-(1-[.$B$4]^([.F24]-[.$B$3]))*[.$B25])/LOG([.$B$4])" office:value-type="float" office:value="3.98319171231345">
            <text:p>3,98</text:p>
          </table:table-cell>
          <table:table-cell table:formula="of:=[.$B$2]*(1-[.$A25])^(1/[.$B$5])+[.$A25]^(1/[.$B$5])*[.$B$3]" office:value-type="float" office:value="8">
            <text:p>8,00</text:p>
          </table:table-cell>
          <table:table-cell table:formula="of:=[.H24]*((1-[.$A25])/(1-[.$A24]))^(1/[.$B$5])+[.$B$3]*(([.$A25]-[.$A24])/(1-[.$A24]))^(1/[.$B$5])" office:value-type="float" office:value="8">
            <text:p>8,00</text:p>
          </table:table-cell>
          <table:table-cell table:formula="of:=[.I24]-LOG(1-(1-[.$B$6]^([.I24]-[.$B$3]))*[.$B25])/LOG([.$B$6])" office:value-type="float" office:value="9.44775877734779">
            <text:p>9,45</text:p>
          </table:table-cell>
          <table:table-cell table:formula="of:=[.J24]-LOG(1-(1-[.$B$7]^([.J24]-[.$B$3]))*[.$B25])/LOG([.$B$7])" office:value-type="float" office:value="6.70058262267185">
            <text:p>6,70</text:p>
          </table:table-cell>
        </table:table-row>
        <table:table-row table:style-name="ro1">
          <table:table-cell table:formula="of:=[.A25]+0.05" office:value-type="float" office:value="0.8">
            <text:p>0,80</text:p>
          </table:table-cell>
          <table:table-cell table:formula="of:=([.A26]-[.A25])/(1-[.A25])" office:value-type="float" office:value="0.2">
            <text:p>0,20</text:p>
          </table:table-cell>
          <table:table-cell table:formula="of:=([.$B$3]-[.$B$2])*[.$A26]+[.$B$2]" office:value-type="float" office:value="8.4">
            <text:p>8,40</text:p>
          </table:table-cell>
          <table:table-cell table:formula="of:=[.D25]+([.$B$3]-[.D25])*[.$B26]" office:value-type="float" office:value="8.4">
            <text:p>8,40</text:p>
          </table:table-cell>
          <table:table-cell table:formula="of:=[.$B$2]-LOG(1-(1-[.$B$4]^([.$B$2]-[.$B$3]))*[.$A26])/LOG([.$B$4])" office:value-type="float" office:value="4.29956028185891">
            <text:p>4,30</text:p>
          </table:table-cell>
          <table:table-cell table:formula="of:=[.F25]-LOG(1-(1-[.$B$4]^([.F25]-[.$B$3]))*[.$B26])/LOG([.$B$4])" office:value-type="float" office:value="4.29956028185891">
            <text:p>4,30</text:p>
          </table:table-cell>
          <table:table-cell table:formula="of:=[.$B$2]*(1-[.$A26])^(1/[.$B$5])+[.$A26]^(1/[.$B$5])*[.$B$3]" office:value-type="float" office:value="8.4">
            <text:p>8,40</text:p>
          </table:table-cell>
          <table:table-cell table:formula="of:=[.H25]*((1-[.$A26])/(1-[.$A25]))^(1/[.$B$5])+[.$B$3]*(([.$A26]-[.$A25])/(1-[.$A25]))^(1/[.$B$5])" office:value-type="float" office:value="8.4">
            <text:p>8,40</text:p>
          </table:table-cell>
          <table:table-cell table:formula="of:=[.I25]-LOG(1-(1-[.$B$6]^([.I25]-[.$B$3]))*[.$B26])/LOG([.$B$6])" office:value-type="float" office:value="9.57137368899614">
            <text:p>9,57</text:p>
          </table:table-cell>
          <table:table-cell table:formula="of:=[.J25]-LOG(1-(1-[.$B$7]^([.J25]-[.$B$3]))*[.$B26])/LOG([.$B$7])" office:value-type="float" office:value="7.22032019677206">
            <text:p>7,22</text:p>
          </table:table-cell>
        </table:table-row>
        <table:table-row table:style-name="ro1">
          <table:table-cell table:formula="of:=[.A26]+0.05" office:value-type="float" office:value="0.85">
            <text:p>0,85</text:p>
          </table:table-cell>
          <table:table-cell table:formula="of:=([.A27]-[.A26])/(1-[.A26])" office:value-type="float" office:value="0.25">
            <text:p>0,25</text:p>
          </table:table-cell>
          <table:table-cell table:formula="of:=([.$B$3]-[.$B$2])*[.$A27]+[.$B$2]" office:value-type="float" office:value="8.8">
            <text:p>8,80</text:p>
          </table:table-cell>
          <table:table-cell table:formula="of:=[.D26]+([.$B$3]-[.D26])*[.$B27]" office:value-type="float" office:value="8.8">
            <text:p>8,80</text:p>
          </table:table-cell>
          <table:table-cell table:formula="of:=[.$B$2]-LOG(1-(1-[.$B$4]^([.$B$2]-[.$B$3]))*[.$A27])/LOG([.$B$4])" office:value-type="float" office:value="4.70537925110838">
            <text:p>4,71</text:p>
          </table:table-cell>
          <table:table-cell table:formula="of:=[.F26]-LOG(1-(1-[.$B$4]^([.F26]-[.$B$3]))*[.$B27])/LOG([.$B$4])" office:value-type="float" office:value="4.70537925110838">
            <text:p>4,71</text:p>
          </table:table-cell>
          <table:table-cell table:formula="of:=[.$B$2]*(1-[.$A27])^(1/[.$B$5])+[.$A27]^(1/[.$B$5])*[.$B$3]" office:value-type="float" office:value="8.8">
            <text:p>8,80</text:p>
          </table:table-cell>
          <table:table-cell table:formula="of:=[.H26]*((1-[.$A27])/(1-[.$A26]))^(1/[.$B$5])+[.$B$3]*(([.$A27]-[.$A26])/(1-[.$A26]))^(1/[.$B$5])" office:value-type="float" office:value="8.8">
            <text:p>8,80</text:p>
          </table:table-cell>
          <table:table-cell table:formula="of:=[.I26]-LOG(1-(1-[.$B$6]^([.I26]-[.$B$3]))*[.$B27])/LOG([.$B$6])" office:value-type="float" office:value="9.68764431949014">
            <text:p>9,69</text:p>
          </table:table-cell>
          <table:table-cell table:formula="of:=[.J26]-LOG(1-(1-[.$B$7]^([.J26]-[.$B$3]))*[.$B27])/LOG([.$B$7])" office:value-type="float" office:value="7.79451290057244">
            <text:p>7,79</text:p>
          </table:table-cell>
        </table:table-row>
        <table:table-row table:style-name="ro1">
          <table:table-cell table:formula="of:=[.A27]+0.05" office:value-type="float" office:value="0.9">
            <text:p>0,90</text:p>
          </table:table-cell>
          <table:table-cell table:formula="of:=([.A28]-[.A27])/(1-[.A27])" office:value-type="float" office:value="0.333333333333334">
            <text:p>0,33</text:p>
          </table:table-cell>
          <table:table-cell table:formula="of:=([.$B$3]-[.$B$2])*[.$A28]+[.$B$2]" office:value-type="float" office:value="9.2">
            <text:p>9,20</text:p>
          </table:table-cell>
          <table:table-cell table:formula="of:=[.D27]+([.$B$3]-[.D27])*[.$B28]" office:value-type="float" office:value="9.2">
            <text:p>9,20</text:p>
          </table:table-cell>
          <table:table-cell table:formula="of:=[.$B$2]-LOG(1-(1-[.$B$4]^([.$B$2]-[.$B$3]))*[.$A28])/LOG([.$B$4])" office:value-type="float" office:value="5.2720795454368">
            <text:p>5,27</text:p>
          </table:table-cell>
          <table:table-cell table:formula="of:=[.F27]-LOG(1-(1-[.$B$4]^([.F27]-[.$B$3]))*[.$B28])/LOG([.$B$4])" office:value-type="float" office:value="5.27207954543681">
            <text:p>5,27</text:p>
          </table:table-cell>
          <table:table-cell table:formula="of:=[.$B$2]*(1-[.$A28])^(1/[.$B$5])+[.$A28]^(1/[.$B$5])*[.$B$3]" office:value-type="float" office:value="9.2">
            <text:p>9,20</text:p>
          </table:table-cell>
          <table:table-cell table:formula="of:=[.H27]*((1-[.$A28])/(1-[.$A27]))^(1/[.$B$5])+[.$B$3]*(([.$A28]-[.$A27])/(1-[.$A27]))^(1/[.$B$5])" office:value-type="float" office:value="9.2">
            <text:p>9,20</text:p>
          </table:table-cell>
          <table:table-cell table:formula="of:=[.I27]-LOG(1-(1-[.$B$6]^([.I27]-[.$B$3]))*[.$B28])/LOG([.$B$6])" office:value-type="float" office:value="9.7973946291944">
            <text:p>9,80</text:p>
          </table:table-cell>
          <table:table-cell table:formula="of:=[.J27]-LOG(1-(1-[.$B$7]^([.J27]-[.$B$3]))*[.$B28])/LOG([.$B$7])" office:value-type="float" office:value="8.43592175962377">
            <text:p>8,44</text:p>
          </table:table-cell>
        </table:table-row>
        <table:table-row table:style-name="ro1">
          <table:table-cell table:formula="of:=[.A28]+0.05" office:value-type="float" office:value="0.95">
            <text:p>0,95</text:p>
          </table:table-cell>
          <table:table-cell table:formula="of:=([.A29]-[.A28])/(1-[.A28])" office:value-type="float" office:value="0.500000000000002">
            <text:p>0,50</text:p>
          </table:table-cell>
          <table:table-cell table:formula="of:=([.$B$3]-[.$B$2])*[.$A29]+[.$B$2]" office:value-type="float" office:value="9.6">
            <text:p>9,60</text:p>
          </table:table-cell>
          <table:table-cell table:formula="of:=[.D28]+([.$B$3]-[.D28])*[.$B29]" office:value-type="float" office:value="9.6">
            <text:p>9,60</text:p>
          </table:table-cell>
          <table:table-cell table:formula="of:=[.$B$2]-LOG(1-(1-[.$B$4]^([.$B$2]-[.$B$3]))*[.$A29])/LOG([.$B$4])" office:value-type="float" office:value="6.21864028647535">
            <text:p>6,22</text:p>
          </table:table-cell>
          <table:table-cell table:formula="of:=[.F28]-LOG(1-(1-[.$B$4]^([.F28]-[.$B$3]))*[.$B29])/LOG([.$B$4])" office:value-type="float" office:value="6.21864028647535">
            <text:p>6,22</text:p>
          </table:table-cell>
          <table:table-cell table:formula="of:=[.$B$2]*(1-[.$A29])^(1/[.$B$5])+[.$A29]^(1/[.$B$5])*[.$B$3]" office:value-type="float" office:value="9.6">
            <text:p>9,60</text:p>
          </table:table-cell>
          <table:table-cell table:formula="of:=[.H28]*((1-[.$A29])/(1-[.$A28]))^(1/[.$B$5])+[.$B$3]*(([.$A29]-[.$A28])/(1-[.$A28]))^(1/[.$B$5])" office:value-type="float" office:value="9.6">
            <text:p>9,60</text:p>
          </table:table-cell>
          <table:table-cell table:formula="of:=[.I28]-LOG(1-(1-[.$B$6]^([.I28]-[.$B$3]))*[.$B29])/LOG([.$B$6])" office:value-type="float" office:value="9.90131725166764">
            <text:p>9,90</text:p>
          </table:table-cell>
          <table:table-cell table:formula="of:=[.J28]-LOG(1-(1-[.$B$7]^([.J28]-[.$B$3]))*[.$B29])/LOG([.$B$7])" office:value-type="float" office:value="9.1623961868349">
            <text:p>9,16</text:p>
          </table:table-cell>
        </table:table-row>
        <table:table-row table:style-name="ro1">
          <table:table-cell table:formula="of:=[.A29]+0.05" office:value-type="float" office:value="1">
            <text:p>1,00</text:p>
          </table:table-cell>
          <table:table-cell table:formula="of:=([.A30]-[.A29])/(1-[.A29])" office:value-type="float" office:value="1">
            <text:p>1,00</text:p>
          </table:table-cell>
          <table:table-cell table:formula="of:=([.$B$3]-[.$B$2])*[.$A30]+[.$B$2]" office:value-type="float" office:value="10">
            <text:p>10,00</text:p>
          </table:table-cell>
          <table:table-cell table:formula="of:=[.D29]+([.$B$3]-[.D29])*[.$B30]" office:value-type="float" office:value="10">
            <text:p>10,00</text:p>
          </table:table-cell>
          <table:table-cell table:formula="of:=[.$B$2]-LOG(1-(1-[.$B$4]^([.$B$2]-[.$B$3]))*[.$A30])/LOG([.$B$4])" office:value-type="float" office:value="10.0000000000001">
            <text:p>10,00</text:p>
          </table:table-cell>
          <table:table-cell table:formula="of:=[.F29]-LOG(1-(1-[.$B$4]^([.F29]-[.$B$3]))*[.$B30])/LOG([.$B$4])" office:value-type="float" office:value="10.0000000000001">
            <text:p>10,00</text:p>
          </table:table-cell>
          <table:table-cell table:formula="of:=[.$B$2]*(1-[.$A30])^(1/[.$B$5])+[.$A30]^(1/[.$B$5])*[.$B$3]" office:value-type="float" office:value="10">
            <text:p>10,00</text:p>
          </table:table-cell>
          <table:table-cell table:formula="of:=[.H29]*((1-[.$A30])/(1-[.$A29]))^(1/[.$B$5])+[.$B$3]*(([.$A30]-[.$A29])/(1-[.$A29]))^(1/[.$B$5])" office:value-type="float" office:value="10">
            <text:p>10,00</text:p>
          </table:table-cell>
          <table:table-cell table:formula="of:=[.I29]-LOG(1-(1-[.$B$6]^([.I29]-[.$B$3]))*[.$B30])/LOG([.$B$6])" office:value-type="float" office:value="10">
            <text:p>10,00</text:p>
          </table:table-cell>
          <table:table-cell table:formula="of:=[.J29]-LOG(1-(1-[.$B$7]^([.J29]-[.$B$3]))*[.$B30])/LOG([.$B$7])" office:value-type="float" office:value="10">
            <text:p>10,00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.12.2011</text:date>, <text:time>10:27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Duckhorn</meta:initial-creator>
    <meta:creation-date>2011-12-16T09:41:42</meta:creation-date>
    <dc:date>2011-12-19T10:27:01</dc:date>
    <dc:creator>Frank Duckhorn</dc:creator>
    <meta:editing-duration>PT6H16M43S</meta:editing-duration>
    <meta:editing-cycles>3</meta:editing-cycles>
    <meta:generator>LibreOffice/3.4$Unix LibreOffice_project/340m1$Build-1206</meta:generator>
    <meta:document-statistic meta:table-count="3" meta:cell-count="2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51cm" svg:height="11.043cm" xlink:href=".." xlink:type="simple" chart:class="chart:line" chart:style-name="ch1">
        <chart:legend chart:legend-position="top" svg:x="1.323cm" svg:y="0.76cm" style:legend-expansion="wide" chart:style-name="ch2"/>
        <chart:plot-area chart:style-name="ch3" table:cell-range-address="Tabelle1.A9:Tabelle1.A30 Tabelle1.D9:Tabelle1.D30 Tabelle1.F9:Tabelle1.J30" chart:data-source-has-labels="both" svg:x="0.729cm" svg:y="1.798cm" svg:width="12.664cm" svg:height="8.605cm">
          <chartooo:coordinate-region svg:x="1.827cm" svg:y="1.997cm" svg:width="11.234cm" svg:height="7.361cm"/>
          <chart:axis chart:dimension="x" chart:name="primary-x" chart:style-name="ch4" chartooo:axis-type="auto">
            <chartooo:date-scale/>
            <chart:categories table:cell-range-address="Tabelle1.A10:Tabelle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10:Tabelle1.D30" chart:label-cell-address="Tabelle1.D9:Tabelle1.D9" chart:class="chart:line">
            <chart:data-point chart:repeated="21"/>
          </chart:series>
          <chart:series chart:style-name="ch7" chart:values-cell-range-address="Tabelle1.F10:Tabelle1.F30" chart:label-cell-address="Tabelle1.F9:Tabelle1.F9" chart:class="chart:line">
            <chart:data-point chart:repeated="21"/>
          </chart:series>
          <chart:series chart:style-name="ch8" chart:values-cell-range-address="Tabelle1.G10:Tabelle1.G30" chart:label-cell-address="Tabelle1.G9:Tabelle1.G9" chart:class="chart:line">
            <chart:data-point chart:repeated="21"/>
          </chart:series>
          <chart:series chart:style-name="ch9" chart:values-cell-range-address="Tabelle1.H10:Tabelle1.H30" chart:label-cell-address="Tabelle1.H9:Tabelle1.H9" chart:class="chart:line">
            <chart:data-point chart:repeated="21"/>
          </chart:series>
          <chart:series chart:style-name="ch10" chart:values-cell-range-address="Tabelle1.I10:Tabelle1.I30" chart:label-cell-address="Tabelle1.I9:Tabelle1.I9" chart:class="chart:line">
            <chart:data-point chart:repeated="21"/>
          </chart:series>
          <chart:series chart:style-name="ch11" chart:values-cell-range-address="Tabelle1.J10:Tabelle1.J30" chart:label-cell-address="Tabelle1.J9:Tabelle1.J9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</text:p>
                <draw:g>
                  <svg:desc>Tabelle1.D9:Tabelle1.D9</svg:desc>
                </draw:g>
              </table:table-cell>
              <table:table-cell office:value-type="string">
                <text:p>Map</text:p>
                <draw:g>
                  <svg:desc>Tabelle1.F9:Tabelle1.F9</svg:desc>
                </draw:g>
              </table:table-cell>
              <table:table-cell office:value-type="string">
                <text:p>Exp-dir</text:p>
                <draw:g>
                  <svg:desc>Tabelle1.G9:Tabelle1.G9</svg:desc>
                </draw:g>
              </table:table-cell>
              <table:table-cell office:value-type="string">
                <text:p>Exp</text:p>
                <draw:g>
                  <svg:desc>Tabelle1.H9:Tabelle1.H9</svg:desc>
                </draw:g>
              </table:table-cell>
              <table:table-cell office:value-type="string">
                <text:p>Map2</text:p>
                <draw:g>
                  <svg:desc>Tabelle1.I9:Tabelle1.I9</svg:desc>
                </draw:g>
              </table:table-cell>
              <table:table-cell office:value-type="string">
                <text:p>Map3</text:p>
                <draw:g>
                  <svg:desc>Tabelle1.J9:Tabelle1.J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0:Tabelle1.A30</svg:desc>
                </draw:g>
              </table:table-cell>
              <table:table-cell office:value-type="float" office:value="2">
                <text:p>2</text:p>
                <draw:g>
                  <svg:desc>Tabelle1.D10:Tabelle1.D30</svg:desc>
                </draw:g>
              </table:table-cell>
              <table:table-cell office:value-type="float" office:value="2">
                <text:p>2</text:p>
                <draw:g>
                  <svg:desc>Tabelle1.F10:Tabelle1.F30</svg:desc>
                </draw:g>
              </table:table-cell>
              <table:table-cell office:value-type="float" office:value="2">
                <text:p>2</text:p>
                <draw:g>
                  <svg:desc>Tabelle1.G10:Tabelle1.G30</svg:desc>
                </draw:g>
              </table:table-cell>
              <table:table-cell office:value-type="float" office:value="2">
                <text:p>2</text:p>
                <draw:g>
                  <svg:desc>Tabelle1.H10:Tabelle1.H30</svg:desc>
                </draw:g>
              </table:table-cell>
              <table:table-cell office:value-type="float" office:value="2">
                <text:p>2</text:p>
                <draw:g>
                  <svg:desc>Tabelle1.I10:Tabelle1.I30</svg:desc>
                </draw:g>
              </table:table-cell>
              <table:table-cell office:value-type="float" office:value="2">
                <text:p>2</text:p>
                <draw:g>
                  <svg:desc>Tabelle1.J10:Tabelle1.J30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2.07370400521889">
                <text:p>2.07370400521889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4.67771003924451">
                <text:p>4.67771003924451</text:p>
              </table:table-cell>
              <table:table-cell office:value-type="float" office:value="2.21460533888002">
                <text:p>2.21460533888002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2.15137705957066">
                <text:p>2.15137705957066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5.76800744300212">
                <text:p>5.76800744300212</text:p>
              </table:table-cell>
              <table:table-cell office:value-type="float" office:value="2.43795071264026">
                <text:p>2.43795071264026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2.23347109140114">
                <text:p>2.2334710914011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6.46414984962511">
                <text:p>6.46414984962511</text:p>
              </table:table-cell>
              <table:table-cell office:value-type="float" office:value="2.67077835106631">
                <text:p>2.6707783510663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2.32051990049455">
                <text:p>2.3205199004945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6.97663187336595">
                <text:p>6.97663187336595</text:p>
              </table:table-cell>
              <table:table-cell office:value-type="float" office:value="2.91392924135635">
                <text:p>2.9139292413563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41316021203817">
                <text:p>2.413160212038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38240561511712">
                <text:p>7.38240561511712</text:p>
              </table:table-cell>
              <table:table-cell office:value-type="float" office:value="3.16836146474952">
                <text:p>3.1683614647495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2.51215996617695">
                <text:p>2.51215996617695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7.7183402989594">
                <text:p>7.7183402989594</text:p>
              </table:table-cell>
              <table:table-cell office:value-type="float" office:value="3.43517299697677">
                <text:p>3.43517299697677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2.61845704881542">
                <text:p>2.61845704881542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8.00498287453453">
                <text:p>8.00498287453453</text:p>
              </table:table-cell>
              <table:table-cell office:value-type="float" office:value="3.71563034356375">
                <text:p>3.715630343563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2.7332134593051">
                <text:p>2.7332134593051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8.25496491693919">
                <text:p>8.25496491693919</text:p>
              </table:table-cell>
              <table:table-cell office:value-type="float" office:value="4.01120489893092">
                <text:p>4.01120489893092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2.85789294269745">
                <text:p>2.85789294269745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  <table:table-cell office:value-type="float" office:value="8.47660944857746">
                <text:p>8.47660944857746</text:p>
              </table:table-cell>
              <table:table-cell office:value-type="float" office:value="4.32361967256608">
                <text:p>4.3236196725660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.99437545080612">
                <text:p>2.994375450806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67569189023735">
                <text:p>8.67569189023735</text:p>
              </table:table-cell>
              <table:table-cell office:value-type="float" office:value="4.65491014507939">
                <text:p>4.65491014507939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3.14513161673976">
                <text:p>3.14513161673976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8.85638419420618">
                <text:p>8.85638419420618</text:p>
              </table:table-cell>
              <table:table-cell office:value-type="float" office:value="5.00750471349106">
                <text:p>5.0075047134910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6.8">
                <text:p>6.8</text:p>
              </table:table-cell>
              <table:table-cell office:value-type="float" office:value="3.31349947281678">
                <text:p>3.31349947281678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9.02179846163469">
                <text:p>9.02179846163469</text:p>
              </table:table-cell>
              <table:table-cell office:value-type="float" office:value="5.3843328163845">
                <text:p>5.3843328163845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3.50414497311283">
                <text:p>3.50414497311283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9.17431807815671">
                <text:p>9.17431807815671</text:p>
              </table:table-cell>
              <table:table-cell office:value-type="float" office:value="5.78897301810976">
                <text:p>5.7889730181097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3.72387559472576">
                <text:p>3.72387559472576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9.31580884379829">
                <text:p>9.31580884379829</text:p>
              </table:table-cell>
              <table:table-cell office:value-type="float" office:value="6.22586019730253">
                <text:p>6.22586019730253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.98319171231345">
                <text:p>3.9831917123134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4775877734779">
                <text:p>9.44775877734779</text:p>
              </table:table-cell>
              <table:table-cell office:value-type="float" office:value="6.70058262267185">
                <text:p>6.7005826226718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4.29956028185891">
                <text:p>4.29956028185891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9.57137368899614">
                <text:p>9.57137368899614</text:p>
              </table:table-cell>
              <table:table-cell office:value-type="float" office:value="7.22032019677206">
                <text:p>7.2203201967720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4.70537925110838">
                <text:p>4.70537925110838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9.68764431949014">
                <text:p>9.68764431949014</text:p>
              </table:table-cell>
              <table:table-cell office:value-type="float" office:value="7.79451290057244">
                <text:p>7.7945129005724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5.27207954543681">
                <text:p>5.27207954543681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9.7973946291944">
                <text:p>9.7973946291944</text:p>
              </table:table-cell>
              <table:table-cell office:value-type="float" office:value="8.43592175962377">
                <text:p>8.43592175962377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6.21864028647535">
                <text:p>6.21864028647535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9.90131725166764">
                <text:p>9.90131725166764</text:p>
              </table:table-cell>
              <table:table-cell office:value-type="float" office:value="9.1623961868349">
                <text:p>9.162396186834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.0000000000001">
                <text:p>10.000000000000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51cm" svg:height="11.043cm" xlink:href=".." xlink:type="simple" chart:class="chart:scatter" chart:style-name="ch1">
        <chart:legend chart:legend-position="top" svg:x="4.333cm" svg:y="0.76cm" style:legend-expansion="wide" chart:style-name="ch2"/>
        <chart:plot-area chart:style-name="ch3" table:cell-range-address="Tabelle1.D9:Tabelle1.D30 Tabelle1.F9:Tabelle1.F30 Tabelle1.I9:Tabelle1.J9 Tabelle1.J10:Tabelle1.J30" chart:data-source-has-labels="column" svg:x="0.729cm" svg:y="1.798cm" svg:width="12.664cm" svg:height="8.605cm">
          <chartooo:coordinate-region svg:x="1.827cm" svg:y="1.997cm" svg:width="11.141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10:Tabelle1.F30" chart:label-cell-address="Tabelle1.D9:Tabelle1.D9 Tabelle1.F9:Tabelle1.F9" chart:class="chart:scatter">
            <chart:domain table:cell-range-address="Tabelle1.D10:Tabelle1.D30"/>
            <chart:data-point chart:repeated="21"/>
          </chart:series>
          <chart:series chart:style-name="ch7" chart:values-cell-range-address="Tabelle1.J10:Tabelle1.J30" chart:label-cell-address="Tabelle1.I9:Tabelle1.J9" chart:class="chart:scatter">
            <chart:domain table:cell-range-address="Tabelle1.I10:Tabelle1.I30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Spalte D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abelle1.D10:Tabelle1.D30</svg:desc>
                </draw:g>
              </table:table-cell>
              <table:table-cell office:value-type="float" office:value="2.4">
                <text:p>2.4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4.8">
                <text:p>4.8</text:p>
              </table:table-cell>
              <table:table-cell office:value-type="float" office:value="5.2">
                <text:p>5.2</text:p>
              </table:table-cell>
              <table:table-cell office:value-type="float" office:value="5.6">
                <text:p>5.6</text:p>
              </table:table-cell>
              <table:table-cell office:value-type="float" office:value="6">
                <text:p>6</text:p>
              </table:table-cell>
              <table:table-cell office:value-type="float" office:value="6.4">
                <text:p>6.4</text:p>
              </table:table-cell>
              <table:table-cell office:value-type="float" office:value="6.8">
                <text:p>6.8</text:p>
              </table:table-cell>
              <table:table-cell office:value-type="float" office:value="7.2">
                <text:p>7.2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  <table:table-cell office:value-type="float" office:value="8.4">
                <text:p>8.4</text:p>
              </table:table-cell>
              <table:table-cell office:value-type="float" office:value="8.8">
                <text:p>8.8</text:p>
              </table:table-cell>
              <table:table-cell office:value-type="float" office:value="9.2">
                <text:p>9.2</text:p>
              </table:table-cell>
              <table:table-cell office:value-type="float" office:value="9.6">
                <text:p>9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in Map</text:p>
                <text:list>
                  <text:list-item>
                    <text:p>Lin</text:p>
                  </text:list-item>
                  <text:list-item>
                    <text:p>Map</text:p>
                  </text:list-item>
                </text:list>
                <draw:g>
                  <svg:desc>Tabelle1.D9:Tabelle1.D9 Tabelle1.F9:Tabelle1.F9</svg:desc>
                </draw:g>
              </table:table-cell>
              <table:table-cell office:value-type="float" office:value="2">
                <text:p>2</text:p>
                <draw:g>
                  <svg:desc>Tabelle1.F10:Tabelle1.F30</svg:desc>
                </draw:g>
              </table:table-cell>
              <table:table-cell office:value-type="float" office:value="2.07370400521889">
                <text:p>2.07370400521889</text:p>
              </table:table-cell>
              <table:table-cell office:value-type="float" office:value="2.15137705957066">
                <text:p>2.15137705957066</text:p>
              </table:table-cell>
              <table:table-cell office:value-type="float" office:value="2.23347109140114">
                <text:p>2.23347109140114</text:p>
              </table:table-cell>
              <table:table-cell office:value-type="float" office:value="2.32051990049455">
                <text:p>2.32051990049455</text:p>
              </table:table-cell>
              <table:table-cell office:value-type="float" office:value="2.41316021203817">
                <text:p>2.41316021203817</text:p>
              </table:table-cell>
              <table:table-cell office:value-type="float" office:value="2.51215996617695">
                <text:p>2.51215996617695</text:p>
              </table:table-cell>
              <table:table-cell office:value-type="float" office:value="2.61845704881542">
                <text:p>2.61845704881542</text:p>
              </table:table-cell>
              <table:table-cell office:value-type="float" office:value="2.7332134593051">
                <text:p>2.7332134593051</text:p>
              </table:table-cell>
              <table:table-cell office:value-type="float" office:value="2.85789294269745">
                <text:p>2.85789294269745</text:p>
              </table:table-cell>
              <table:table-cell office:value-type="float" office:value="2.99437545080612">
                <text:p>2.99437545080612</text:p>
              </table:table-cell>
              <table:table-cell office:value-type="float" office:value="3.14513161673976">
                <text:p>3.14513161673976</text:p>
              </table:table-cell>
              <table:table-cell office:value-type="float" office:value="3.31349947281678">
                <text:p>3.31349947281678</text:p>
              </table:table-cell>
              <table:table-cell office:value-type="float" office:value="3.50414497311283">
                <text:p>3.50414497311283</text:p>
              </table:table-cell>
              <table:table-cell office:value-type="float" office:value="3.72387559472576">
                <text:p>3.72387559472576</text:p>
              </table:table-cell>
              <table:table-cell office:value-type="float" office:value="3.98319171231345">
                <text:p>3.98319171231345</text:p>
              </table:table-cell>
              <table:table-cell office:value-type="float" office:value="4.29956028185891">
                <text:p>4.29956028185891</text:p>
              </table:table-cell>
              <table:table-cell office:value-type="float" office:value="4.70537925110838">
                <text:p>4.70537925110838</text:p>
              </table:table-cell>
              <table:table-cell office:value-type="float" office:value="5.27207954543681">
                <text:p>5.27207954543681</text:p>
              </table:table-cell>
              <table:table-cell office:value-type="float" office:value="6.21864028647535">
                <text:p>6.21864028647535</text:p>
              </table:table-cell>
              <table:table-cell office:value-type="float" office:value="10.0000000000001">
                <text:p>10.0000000000001</text:p>
              </table:table-cell>
            </table:table-row>
            <table:table-row>
              <table:table-cell office:value-type="string">
                <text:p>Spalte I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abelle1.I10:Tabelle1.I30</svg:desc>
                </draw:g>
              </table:table-cell>
              <table:table-cell office:value-type="float" office:value="4.67771003924451">
                <text:p>4.67771003924451</text:p>
              </table:table-cell>
              <table:table-cell office:value-type="float" office:value="5.76800744300212">
                <text:p>5.76800744300212</text:p>
              </table:table-cell>
              <table:table-cell office:value-type="float" office:value="6.46414984962511">
                <text:p>6.46414984962511</text:p>
              </table:table-cell>
              <table:table-cell office:value-type="float" office:value="6.97663187336595">
                <text:p>6.97663187336595</text:p>
              </table:table-cell>
              <table:table-cell office:value-type="float" office:value="7.38240561511712">
                <text:p>7.38240561511712</text:p>
              </table:table-cell>
              <table:table-cell office:value-type="float" office:value="7.7183402989594">
                <text:p>7.7183402989594</text:p>
              </table:table-cell>
              <table:table-cell office:value-type="float" office:value="8.00498287453453">
                <text:p>8.00498287453453</text:p>
              </table:table-cell>
              <table:table-cell office:value-type="float" office:value="8.25496491693919">
                <text:p>8.25496491693919</text:p>
              </table:table-cell>
              <table:table-cell office:value-type="float" office:value="8.47660944857746">
                <text:p>8.47660944857746</text:p>
              </table:table-cell>
              <table:table-cell office:value-type="float" office:value="8.67569189023735">
                <text:p>8.67569189023735</text:p>
              </table:table-cell>
              <table:table-cell office:value-type="float" office:value="8.85638419420618">
                <text:p>8.85638419420618</text:p>
              </table:table-cell>
              <table:table-cell office:value-type="float" office:value="9.02179846163469">
                <text:p>9.02179846163469</text:p>
              </table:table-cell>
              <table:table-cell office:value-type="float" office:value="9.17431807815671">
                <text:p>9.17431807815671</text:p>
              </table:table-cell>
              <table:table-cell office:value-type="float" office:value="9.31580884379829">
                <text:p>9.31580884379829</text:p>
              </table:table-cell>
              <table:table-cell office:value-type="float" office:value="9.44775877734779">
                <text:p>9.44775877734779</text:p>
              </table:table-cell>
              <table:table-cell office:value-type="float" office:value="9.57137368899614">
                <text:p>9.57137368899614</text:p>
              </table:table-cell>
              <table:table-cell office:value-type="float" office:value="9.68764431949014">
                <text:p>9.68764431949014</text:p>
              </table:table-cell>
              <table:table-cell office:value-type="float" office:value="9.7973946291944">
                <text:p>9.7973946291944</text:p>
              </table:table-cell>
              <table:table-cell office:value-type="float" office:value="9.90131725166764">
                <text:p>9.90131725166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p2 Map3</text:p>
                <text:list>
                  <text:list-item>
                    <text:p>Map2</text:p>
                  </text:list-item>
                  <text:list-item>
                    <text:p>Map3</text:p>
                  </text:list-item>
                </text:list>
                <draw:g>
                  <svg:desc>Tabelle1.I9:Tabelle1.J9</svg:desc>
                </draw:g>
              </table:table-cell>
              <table:table-cell office:value-type="float" office:value="2">
                <text:p>2</text:p>
                <draw:g>
                  <svg:desc>Tabelle1.J10:Tabelle1.J30</svg:desc>
                </draw:g>
              </table:table-cell>
              <table:table-cell office:value-type="float" office:value="2.21460533888002">
                <text:p>2.21460533888002</text:p>
              </table:table-cell>
              <table:table-cell office:value-type="float" office:value="2.43795071264026">
                <text:p>2.43795071264026</text:p>
              </table:table-cell>
              <table:table-cell office:value-type="float" office:value="2.67077835106631">
                <text:p>2.67077835106631</text:p>
              </table:table-cell>
              <table:table-cell office:value-type="float" office:value="2.91392924135635">
                <text:p>2.91392924135635</text:p>
              </table:table-cell>
              <table:table-cell office:value-type="float" office:value="3.16836146474952">
                <text:p>3.16836146474952</text:p>
              </table:table-cell>
              <table:table-cell office:value-type="float" office:value="3.43517299697677">
                <text:p>3.43517299697677</text:p>
              </table:table-cell>
              <table:table-cell office:value-type="float" office:value="3.71563034356375">
                <text:p>3.71563034356375</text:p>
              </table:table-cell>
              <table:table-cell office:value-type="float" office:value="4.01120489893092">
                <text:p>4.01120489893092</text:p>
              </table:table-cell>
              <table:table-cell office:value-type="float" office:value="4.32361967256608">
                <text:p>4.32361967256608</text:p>
              </table:table-cell>
              <table:table-cell office:value-type="float" office:value="4.65491014507939">
                <text:p>4.65491014507939</text:p>
              </table:table-cell>
              <table:table-cell office:value-type="float" office:value="5.00750471349106">
                <text:p>5.00750471349106</text:p>
              </table:table-cell>
              <table:table-cell office:value-type="float" office:value="5.3843328163845">
                <text:p>5.3843328163845</text:p>
              </table:table-cell>
              <table:table-cell office:value-type="float" office:value="5.78897301810976">
                <text:p>5.78897301810976</text:p>
              </table:table-cell>
              <table:table-cell office:value-type="float" office:value="6.22586019730253">
                <text:p>6.22586019730253</text:p>
              </table:table-cell>
              <table:table-cell office:value-type="float" office:value="6.70058262267185">
                <text:p>6.70058262267185</text:p>
              </table:table-cell>
              <table:table-cell office:value-type="float" office:value="7.22032019677206">
                <text:p>7.22032019677206</text:p>
              </table:table-cell>
              <table:table-cell office:value-type="float" office:value="7.79451290057244">
                <text:p>7.79451290057244</text:p>
              </table:table-cell>
              <table:table-cell office:value-type="float" office:value="8.43592175962377">
                <text:p>8.43592175962377</text:p>
              </table:table-cell>
              <table:table-cell office:value-type="float" office:value="9.1623961868349">
                <text:p>9.162396186834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